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>
      <style:text-properties style:language-asian="zh" style:country-asian="TW"/>
    </style:style>
    <style:style style:name="P20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T7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treecol"/>Treecol<text:bookmark-end text:name="treecol"/></text:h>
      <text:p text:style-name="P19"><text:span text:style-name="Source_20_Text"><text:span text:style-name="Source_20_Text">Treecols and Treecol</text:span></text:span> are used for <text:a xlink:type="simple" xlink:href="#tree"><text:span text:style-name="Source_20_Text">Tree</text:span></text:a>.</text:p>
      <text:p text:style-name="Text_20_body"><text:s/><text:span text:style-name="T3">Note</text:span>:</text:p>
      <text:list text:style-name="L1">
        <text:list-item>
          <text:p text:style-name="P20"><text:a xlink:type="simple" xlink:href="http://zk1.svn.sourceforge.net/viewvc/zk1/branches/3.5/zul/src/archive/web/zul/css/cmps/tree.css.dsp?view=markup">The CSS source of Treecol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2.143cm" draw:z-index="1"><draw:image xlink:href="../images/treecol1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cols,</text:span></text:p>
            <text:p text:style-name="P3"><text:span text:style-name="Source_20_Text">z-tree-co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div.z-tree-header tr.z-tree-cols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5">background-image: url(<text:span text:style-name="T2">${c:encodeURL('~./zul/img/grid/s_hd.gif')}</text:span>)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tree-header th.z-tree-col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5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tree-col-cnt</text:span></text:span>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5">font-size: <text:span text:style-name="T2">${fontSizeM}</text:span>; font-weight: normal; font-family: <text:span text:style-name="T2">${fontFamilyT}</text:span>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5:15:24</dc:date>
    <meta:editing-cycles>24</meta:editing-cycles>
    <meta:editing-duration>PT5H26M4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4" meta:word-count="119" meta:character-count="743"/>
  </office:meta>
</office:document-meta>
</file>